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 style:font-style-complex="italic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family="graphic" style:name="a0">
      <style:graphic-properties style:vertical-pos="middle"/>
    </style:style>
  </office:automatic-styles>
  <office:body>
    <office:text text:use-soft-page-breaks="true">
      <text:p text:style-name="P1">BRT gbm.step gbm: testing:training fraction, k-folds, bag fraction</text:p>
      <text:p text:style-name="Standard">2019/11/07</text:p>
      <text:p text:style-name="Standard"/>
      <text:p text:style-name="Standard">gbm.step allows the setting of k-fold cross validation and bag fraction. It passes bf to gbm, and also passes train.fraction = 1 via<text:s/>gbm.object$gbm.call &lt;- gbm.detail. This means gbm runs with a training fraction of 1 i.e. all of the data<text:s/><text:span text:style-name="T2">passed to it by gbm.step</text:span>, which is controlled by K. A Kfold of 3 would mean training/testing sets are:</text:p>
      <text:p text:style-name="Standard">1&amp;2<text:s/>/<text:s/>3</text:p>
      <text:p text:style-name="Standard">2&amp;3<text:s/>/<text:s/>1</text:p>
      <text:p text:style-name="Standard">3&amp;1<text:s/>/<text:s/>2</text:p>
      <text:p text:style-name="Standard"/>
      <text:p text:style-name="Standard">gbm runs on 1&amp;2, but only actually uses the bf proportion of the training data to build the trees, using a random bf-sized fraction<text:s/><text:span text:style-name="T3">for each tree</text:span><text:s/>(of potentially thousands). Then it passes its results to gbm.step, which runs CV for the results (of 1&amp;2) against gbm.step’s already-partitioned testing set, i.e. 3.</text:p>
      <text:p text:style-name="Standard">Then gbm runs on 2&amp;3 &amp; gbm.step tests its results against 1; then 3&amp;1 against 2.</text:p>
      <text:p text:style-name="Standard">Gbm.step then averages (<text:span text:style-name="T4">I presume</text:span>) the 3 testing:training CV validation results and reports this as final.</text:p>
      <text:p text:style-name="Standard"/>
      <text:p text:style-name="Standard">So:</text:p>
      <text:p text:style-name="Standard">Higher K = larger proportion of the data<text:s/>in the training vs in the testing set. Up to K=n which is leave-one-out strategy, computationally intensive.</text:p>
      <text:p text:style-name="Standard">Higher BF = larger proportion of each K’s training dataset used for each tree.</text:p>
      <text:p text:style-name="Standard"/>
      <text:p text:style-name="Standard">Per Elith et al 2008:</text:p>
      <text:p text:style-name="Standard">“Optimal bag fractions can be<text:s/>established by comparing predictive performance and model-to-model variability under different bag fractions. In our experience, stochasticity improves model performance, and fractions in the range 0·5–0·75 have given best results for presence–absence responses.”</text:p>
      <text:p text:style-name="Standard"/>
      <text:p text:style-name="Standard">Which is fine if one has sufficient data that the models run regardless. With k=10 &amp; bf=0.5, the proportion of the data available for each tree is:</text:p>
      <text:p text:style-name="Standard"/>
      <text:p text:style-name="Standard"><draw:frame draw:style-name="a0" text:anchor-type="as-char" svg:x="0in" svg:y="0in" svg:width="0.38542in" svg:height="0.375in" style:rel-width="scale" style:rel-height="scale"><draw:object xlink:href="Object 1/" xlink:type="simple" xlink:show="embed" xlink:actuate="onLoad"/></draw:frame>x bf = 0.9 x 0.5 = 0.45.</text:p>
      <text:p text:style-name="Standard">k=10 bf=0.9: 0.81</text:p>
      <text:p text:style-name="Standard"/>
      <text:p text:style-name="Standard">Raising K increases computational cost (usually relatively insignificant) but increases the amount of data available to train the model.</text:p>
      <text:p text:style-name="Standard">Raising BF increases the amount of data available to train the model at a cost of potentially lowering model performance.</text:p>
      <text:p text:style-name="Standard"/>
      <text:p text:style-name="Standard">For extremely data-limited case studies, set K to<text:s/>n and bf to the lowest that will run.</text:p>
      <text:p text:style-name="Standard">For larger datasets, drop BF to 0.5 (default) and set K to 10 or<text:s/><text:span text:style-name="T5">lower</text:span>, potentially 5 or lower still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mon Dedman</meta:initial-creator>
    <dc:creator>Simon Dedman</dc:creator>
    <meta:creation-date>2019-11-07T13:48:00Z</meta:creation-date>
    <dc:date>2020-11-24T22:44:00Z</dc:date>
    <meta:template xlink:href="Normal.dotm" xlink:type="simple"/>
    <meta:editing-cycles>3</meta:editing-cycles>
    <meta:editing-duration>PT480S</meta:editing-duration>
    <meta:document-statistic meta:page-count="1" meta:paragraph-count="4" meta:word-count="321" meta:character-count="2148" meta:row-count="15" meta:non-whitespace-character-count="1831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i>k</mml:mi>
      <mml:mo>-</mml:mo>
      <mml:mn>1</mml:mn>
    </mml:mrow>
    <mml:mrow>
      <mml:mi>k</mml:mi>
    </mml:mrow>
  </mml:mfrac>
</mml:math>
</file>